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7000003D34A74FA1EDC6CFB8D.png" manifest:media-type="image/png"/>
  <manifest:file-entry manifest:full-path="Pictures/1000020100000372000002370D6D131A33677681.png" manifest:media-type="image/png"/>
  <manifest:file-entry manifest:full-path="Pictures/1008A7410000C67000007F781038A4F612777079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 style:font-pitch="variable"/>
    <style:font-face style:name="Helvetica1" svg:font-family="Helvetic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2" svg:font-family="Helvetica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38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7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8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11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14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6.116cm" svg:height="16.775cm" svg:x="-0.467cm" svg:y="1.513cm">
          <draw:image xlink:href="Pictures/1008A7410000C67000007F781038A4F612777079.svg" xlink:type="simple" xlink:show="embed" xlink:actuate="onLoad">
            <text:p/>
          </draw:image>
          <draw:image xlink:href="Pictures/1000020100000372000002370D6D131A33677681.png" xlink:type="simple" xlink:show="embed" xlink:actuate="onLoad"/>
        </draw:frame>
        <draw:frame draw:style-name="gr2" draw:text-style-name="P2" draw:layer="layout" svg:width="3.302cm" svg:height="1.639cm" svg:x="25.408cm" svg:y="2.232cm">
          <draw:text-box>
            <text:p>Wound</text:p>
          </draw:text-box>
        </draw:frame>
        <draw:frame draw:style-name="gr3" draw:text-style-name="P2" draw:layer="layout" svg:width="2.092cm" svg:height="1.021cm" svg:x="25.408cm" svg:y="4.064cm">
          <draw:text-box>
            <text:p>Vein</text:p>
          </draw:text-box>
        </draw:frame>
        <draw:frame draw:style-name="gr4" draw:text-style-name="P2" draw:layer="layout" svg:width="2.794cm" svg:height="2.333cm" svg:x="25.408cm" svg:y="6.345cm">
          <draw:text-box>
            <text:p>Artery</text:p>
            <text:p/>
          </draw:text-box>
        </draw:frame>
        <draw:frame draw:style-name="gr3" draw:text-style-name="P2" draw:layer="layout" svg:width="2.092cm" svg:height="1.021cm" svg:x="25.408cm" svg:y="8.382cm">
          <draw:text-box>
            <text:p>Heart</text:p>
          </draw:text-box>
        </draw:frame>
        <draw:frame draw:style-name="gr2" draw:text-style-name="P2" draw:layer="layout" svg:width="2.54cm" svg:height="1.639cm" svg:x="25.408cm" svg:y="10.663cm">
          <draw:text-box>
            <text:p>Kidney</text:p>
          </draw:text-box>
        </draw:frame>
        <draw:frame draw:style-name="gr2" draw:text-style-name="P2" draw:layer="layout" svg:width="2.54cm" svg:height="1.639cm" svg:x="25.408cm" svg:y="12.483cm">
          <draw:text-box>
            <text:p>Lungs</text:p>
          </draw:text-box>
        </draw:frame>
        <draw:frame draw:style-name="gr3" draw:text-style-name="P2" draw:layer="layout" svg:width="2.092cm" svg:height="1.021cm" svg:x="25.408cm" svg:y="14.483cm">
          <draw:text-box>
            <text:p>Liver</text:p>
          </draw:text-box>
        </draw:frame>
        <draw:frame draw:style-name="gr3" draw:text-style-name="P2" draw:layer="layout" svg:width="2.092cm" svg:height="1.021cm" svg:x="25.408cm" svg:y="16.783cm">
          <draw:text-box>
            <text:p>Bulk</text:p>
          </draw:text-box>
        </draw:frame>
        <draw:frame draw:style-name="gr5" draw:text-style-name="P2" draw:layer="layout" svg:width="2.092cm" svg:height="1.161cm" svg:x="0.308cm" svg:y="0.508cm">
          <draw:text-box>
            <text:p>FII</text:p>
          </draw:text-box>
        </draw:frame>
        <draw:frame draw:style-name="gr2" draw:text-style-name="P2" draw:layer="layout" svg:width="2.741cm" svg:height="1.639cm" svg:x="19.608cm" svg:y="0.509cm">
          <draw:text-box>
            <text:p>Trigger</text:p>
          </draw:text-box>
        </draw:frame>
        <draw:frame draw:style-name="gr5" draw:text-style-name="P2" draw:layer="layout" svg:width="2.092cm" svg:height="1.161cm" svg:x="16.408cm" svg:y="0.509cm">
          <draw:text-box>
            <text:p>TM</text:p>
          </draw:text-box>
        </draw:frame>
        <draw:frame draw:style-name="gr5" draw:text-style-name="P2" draw:layer="layout" svg:width="2.092cm" svg:height="1.161cm" svg:x="13.208cm" svg:y="0.509cm">
          <draw:text-box>
            <text:p>ATIII</text:p>
          </draw:text-box>
        </draw:frame>
        <draw:frame draw:style-name="gr5" draw:text-style-name="P2" draw:layer="layout" svg:width="2.092cm" svg:height="1.161cm" svg:x="10.008cm" svg:y="0.51cm">
          <draw:text-box>
            <text:p>APC</text:p>
          </draw:text-box>
        </draw:frame>
        <draw:frame draw:style-name="gr5" draw:text-style-name="P2" draw:layer="layout" svg:width="2.092cm" svg:height="1.161cm" svg:x="6.808cm" svg:y="0.511cm">
          <draw:text-box>
            <text:p>PC</text:p>
          </draw:text-box>
        </draw:frame>
        <draw:frame draw:style-name="gr5" draw:text-style-name="P2" draw:layer="layout" svg:width="2.092cm" svg:height="1.161cm" svg:x="3.708cm" svg:y="0.509cm">
          <draw:text-box>
            <text:p>FIIa</text:p>
          </draw:text-box>
        </draw:frame>
        <draw:frame draw:style-name="gr2" draw:text-style-name="P2" draw:layer="layout" svg:width="2.741cm" svg:height="1.639cm" svg:x="22.868cm" svg:y="0.508cm">
          <draw:text-box>
            <text:p>Volume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3.302cm" svg:height="1.639cm" svg:x="24.324cm" svg:y="1.778cm">
          <draw:text-box>
            <text:p>Wound</text:p>
          </draw:text-box>
        </draw:frame>
        <draw:frame draw:style-name="gr3" draw:text-style-name="P2" draw:layer="layout" svg:width="2.092cm" svg:height="1.021cm" svg:x="24.324cm" svg:y="4.567cm">
          <draw:text-box>
            <text:p>Vein</text:p>
          </draw:text-box>
        </draw:frame>
        <draw:frame draw:style-name="gr4" draw:text-style-name="P2" draw:layer="layout" svg:width="2.794cm" svg:height="2.333cm" svg:x="24.324cm" svg:y="6.557cm">
          <draw:text-box>
            <text:p>Artery</text:p>
            <text:p/>
          </draw:text-box>
        </draw:frame>
        <draw:frame draw:style-name="gr3" draw:text-style-name="P2" draw:layer="layout" svg:width="2.092cm" svg:height="1.021cm" svg:x="24.324cm" svg:y="9.393cm">
          <draw:text-box>
            <text:p>Heart</text:p>
          </draw:text-box>
        </draw:frame>
        <draw:frame draw:style-name="gr2" draw:text-style-name="P2" draw:layer="layout" svg:width="2.54cm" svg:height="1.639cm" svg:x="24.324cm" svg:y="11.684cm">
          <draw:text-box>
            <text:p>Kidney</text:p>
          </draw:text-box>
        </draw:frame>
        <draw:frame draw:style-name="gr2" draw:text-style-name="P2" draw:layer="layout" svg:width="2.54cm" svg:height="1.639cm" svg:x="24.324cm" svg:y="14.122cm">
          <draw:text-box>
            <text:p>Lungs</text:p>
          </draw:text-box>
        </draw:frame>
        <draw:frame draw:style-name="gr3" draw:text-style-name="P2" draw:layer="layout" svg:width="2.092cm" svg:height="1.021cm" svg:x="24.324cm" svg:y="16.505cm">
          <draw:text-box>
            <text:p>Liver</text:p>
          </draw:text-box>
        </draw:frame>
        <draw:frame draw:style-name="gr3" draw:text-style-name="P2" draw:layer="layout" svg:width="2.092cm" svg:height="1.021cm" svg:x="24.324cm" svg:y="19.05cm">
          <draw:text-box>
            <text:p>Bulk</text:p>
          </draw:text-box>
        </draw:frame>
        <draw:frame draw:style-name="gr5" draw:text-style-name="P2" draw:layer="layout" svg:width="2.092cm" svg:height="1.161cm" svg:x="5.528cm" svg:y="0.617cm">
          <draw:text-box>
            <text:p>FII</text:p>
          </draw:text-box>
        </draw:frame>
        <draw:frame draw:style-name="gr2" draw:text-style-name="P2" draw:layer="layout" svg:width="2.741cm" svg:height="1.639cm" svg:x="19.609cm" svg:y="0.509cm">
          <draw:text-box>
            <text:p>Trigger</text:p>
          </draw:text-box>
        </draw:frame>
        <draw:frame draw:style-name="gr5" draw:text-style-name="P2" draw:layer="layout" svg:width="2.092cm" svg:height="1.161cm" svg:x="17.72cm" svg:y="0.509cm">
          <draw:text-box>
            <text:p>TM</text:p>
          </draw:text-box>
        </draw:frame>
        <draw:frame draw:style-name="gr5" draw:text-style-name="P2" draw:layer="layout" svg:width="2.092cm" svg:height="1.161cm" svg:x="15.18cm" svg:y="0.509cm">
          <draw:text-box>
            <text:p>ATIII</text:p>
          </draw:text-box>
        </draw:frame>
        <draw:frame draw:style-name="gr5" draw:text-style-name="P2" draw:layer="layout" svg:width="2.092cm" svg:height="1.161cm" svg:x="12.64cm" svg:y="0.617cm">
          <draw:text-box>
            <text:p>APC</text:p>
          </draw:text-box>
        </draw:frame>
        <draw:frame draw:style-name="gr7" draw:text-style-name="P2" draw:layer="layout" svg:width="2.092cm" svg:height="1.164cm" svg:x="10.548cm" svg:y="0.614cm">
          <draw:text-box>
            <text:p>PC</text:p>
          </draw:text-box>
        </draw:frame>
        <draw:frame draw:style-name="gr5" draw:text-style-name="P2" draw:layer="layout" svg:width="2.092cm" svg:height="1.161cm" svg:x="7.874cm" svg:y="0.617cm">
          <draw:text-box>
            <text:p>FIIa</text:p>
          </draw:text-box>
        </draw:frame>
        <draw:frame draw:style-name="gr2" draw:text-style-name="P2" draw:layer="layout" svg:width="2.741cm" svg:height="1.639cm" svg:x="22.151cm" svg:y="0.508cm">
          <draw:text-box>
            <text:p>Volume</text:p>
          </draw:text-box>
        </draw:frame>
        <draw:frame draw:style-name="gr8" draw:text-style-name="P4" draw:layer="layout" svg:width="19.069cm" svg:height="19.307cm" svg:x="5.334cm" svg:y="1.384cm">
          <draw:image xlink:href="Pictures/10000000000003C7000003D34A74FA1EDC6CFB8D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roman" style:font-pitch="variable"/>
    <style:font-face style:name="Helvetica1" svg:font-family="Helvetic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2" svg:font-family="Helvetica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Helvetica2" fo:font-family="Helvetica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10:09:16.361999645</meta:creation-date>
    <dc:date>2016-07-07T16:21:05.504089450</dc:date>
    <meta:editing-duration>PT6M18S</meta:editing-duration>
    <meta:editing-cycles>2</meta:editing-cycles>
    <meta:generator>LibreOffice/5.1.4.2$Linux_X86_64 LibreOffice_project/10m0$Build-2</meta:generator>
    <meta:document-statistic meta:object-count="59"/>
  </office:meta>
</office:document-meta>
</file>